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PT Sans" svg:font-family="'PT Sans'"/>
    <style:font-face style:name="PT Serif" svg:font-family="'PT Serif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 целью создания «валидного» html-кода — исключения из результирующей страницы <text:span text:style-name="T1">паразитных</text:span> тегов <text:span text:style-name="T2">html </text:span><text:span text:style-name="T1">и </text:span><text:span text:style-name="T2">body</text:span>, в файлах шаблонов соответствующие теги замещены <text:span text:style-name="T2">jsf-</text:span><text:span text:style-name="T1">тегами ui:composi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PT Sans" svg:font-family="'PT Sans'"/>
    <style:font-face style:name="PT Serif" svg:font-family="'PT Serif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T Serif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T Serif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T Serif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1-23T11:04:39.88</meta:creation-date>
    <dc:date>2015-11-23T11:10:15.25</dc:date>
    <meta:editing-duration>PT5M41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1" meta:paragraph-count="1" meta:word-count="23" meta:character-count="182"/>
  </office:meta>
</office:document-meta>
</file>